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姫、そろそろ出発のお時間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準備はよろしいですか？」</text:p>
          </table:table-cell>
          <table:table-cell table:number-columns-repeated="1023"/>
        </table:table-row>
        <table:table-row>
          <table:table-cell table:style-name="ce0" office:value-type="string">
            <text:p>うむ。　熾天宮の視察であったな。</text:p>
          </table:table-cell>
          <table:table-cell table:number-columns-repeated="1023"/>
        </table:table-row>
        <table:table-row>
          <table:table-cell table:style-name="ce0" office:value-type="string">
            <text:p>ワラワはいつでもよいぞ。　足はある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に馬車を手配していますので
　ヒャム地下道まではそれで向か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内は、私と側近で魔物を退けつつ
　徒歩で進み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を抜けたあとは、公道を少し歩けば
　熾天宮に到着す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では出発じゃ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